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11CFAC099542B65C2CE.png" manifest:media-type="image/png"/>
  <manifest:file-entry manifest:full-path="Pictures/100000000000056A0000030CD2CEFCE6F98716CD.jpg" manifest:media-type="image/jpeg"/>
  <manifest:file-entry manifest:full-path="Pictures/1000000000000780000004B0FE3795DA021A4C9E.png" manifest:media-type="image/png"/>
  <manifest:file-entry manifest:full-path="Pictures/1000000000000540000002F46F85835983DACF1A.png" manifest:media-type="image/png"/>
  <manifest:file-entry manifest:full-path="Pictures/1000020100000358000002F0D098B1D75814E11B.png" manifest:media-type="image/png"/>
  <manifest:file-entry manifest:full-path="Pictures/100000000000034B000001D3C1D404B8F5157DAE.png" manifest:media-type="image/png"/>
  <manifest:file-entry manifest:full-path="Pictures/1000000000000020000000204B249CA79A42C6D7.png" manifest:media-type="image/png"/>
  <manifest:file-entry manifest:full-path="Pictures/100000000000026B00000339F157227496E552CA.png" manifest:media-type="image/png"/>
  <manifest:file-entry manifest:full-path="Pictures/100000000000040D000000FF2AED5044491EFAB9.png" manifest:media-type="image/png"/>
  <manifest:file-entry manifest:full-path="Pictures/10000201000006970000036406F65CE701B571A2.png" manifest:media-type="image/png"/>
  <manifest:file-entry manifest:full-path="Pictures/10000201000002CC0000041B3F42D0956E0EF3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3.59999990463257pt" style:font-size-asian="3.59999990463257pt" style:font-size-complex="3.59999990463257pt"/>
    </style:style>
    <style:style style:name="P6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716cm" svg:height="7.716cm" svg:x="-1.778cm" svg:y="1.428cm">
          <draw:image xlink:href="Pictures/1000000000000540000002F46F85835983DACF1A.png" xlink:type="simple" xlink:show="embed" xlink:actuate="onLoad">
            <text:p/>
          </draw:image>
        </draw:frame>
        <draw:frame draw:style-name="gr1" draw:text-style-name="P1" draw:layer="layout" svg:width="11.812cm" svg:height="15.745cm" svg:x="10.032cm" svg:y="0.005cm">
          <draw:image xlink:href="Pictures/100000000000026B00000339F157227496E552CA.png" xlink:type="simple" xlink:show="embed" xlink:actuate="onLoad">
            <text:p/>
          </draw:image>
        </draw:frame>
        <draw:frame draw:style-name="gr1" draw:text-style-name="P1" draw:layer="layout" svg:width="11.849cm" svg:height="6.096cm" svg:x="0.254cm" svg:y="9.398cm">
          <draw:image xlink:href="Pictures/10000201000006970000036406F65CE701B571A2.png" xlink:type="simple" xlink:show="embed" xlink:actuate="onLoad">
            <text:p/>
          </draw:image>
        </draw:frame>
        <draw:frame draw:style-name="gr1" draw:text-style-name="P1" draw:layer="layout" svg:width="2.962cm" svg:height="2.602cm" svg:x="19.644cm" svg:y="0.762cm">
          <draw:image xlink:href="Pictures/1000020100000358000002F0D098B1D75814E11B.png" xlink:type="simple" xlink:show="embed" xlink:actuate="onLoad">
            <text:p/>
          </draw:image>
        </draw:frame>
        <draw:frame draw:style-name="gr1" draw:text-style-name="P1" draw:layer="layout" svg:width="2.757cm" svg:height="4.048cm" svg:x="23.405cm" svg:y="2.048cm">
          <draw:image xlink:href="Pictures/10000201000002CC0000041B3F42D0956E0EF3F6.png" xlink:type="simple" xlink:show="embed" xlink:actuate="onLoad">
            <text:p/>
          </draw:image>
        </draw:frame>
        <draw:frame draw:style-name="gr1" draw:text-style-name="P1" draw:layer="layout" svg:width="4.395cm" svg:height="1.081cm" svg:x="22.86cm" svg:y="0.697cm">
          <draw:image xlink:href="Pictures/100000000000040D000000FF2AED5044491EFAB9.png" xlink:type="simple" xlink:show="embed" xlink:actuate="onLoad">
            <text:p/>
          </draw:image>
        </draw:frame>
        <draw:frame draw:style-name="gr2" draw:text-style-name="P3" draw:layer="layout" svg:width="10.414cm" svg:height="1.524cm" svg:x="0cm" svg:y="0.508cm">
          <draw:text-box>
            <text:p text:style-name="P2"><text:span text:style-name="T1">TinyML as-a-Service</text:span></text:p>
          </draw:text-box>
        </draw:frame>
        <draw:frame draw:style-name="gr1" draw:text-style-name="P1" draw:layer="layout" svg:width="2.292cm" svg:height="1.27cm" svg:x="20.568cm" svg:y="8.128cm">
          <draw:image xlink:href="Pictures/100000000000034B000001D3C1D404B8F5157DAE.png" xlink:type="simple" xlink:show="embed" xlink:actuate="onLoad">
            <text:p/>
          </draw:image>
        </draw:frame>
        <draw:frame draw:style-name="gr1" draw:text-style-name="P1" draw:layer="layout" svg:width="7.62cm" svg:height="4.762cm" svg:x="20.066cm" svg:y="10.732cm">
          <draw:image xlink:href="Pictures/1000000000000780000004B0FE3795DA021A4C9E.png" xlink:type="simple" xlink:show="embed" xlink:actuate="onLoad">
            <text:p/>
          </draw:image>
        </draw:frame>
        <draw:frame draw:style-name="gr3" draw:text-style-name="P4" draw:layer="layout" svg:width="5.02cm" svg:height="0.683cm" svg:x="22.86cm" svg:y="10.023cm">
          <draw:text-box>
            <text:p><text:span text:style-name="T2">TinyMLaaS </text:span><text:span text:style-name="T3">API</text:span><text:span text:style-name="T2"> server</text:span></text:p>
          </draw:text-box>
        </draw:frame>
        <draw:frame draw:style-name="gr4" draw:text-style-name="P5" draw:layer="layout" svg:width="3.556cm" svg:height="0.839cm" svg:x="24.444cm" svg:y="6.019cm">
          <draw:text-box>
            <text:p><text:span text:style-name="T4">3 partner companies</text:span></text:p>
          </draw:text-box>
        </draw:frame>
        <draw:frame draw:style-name="gr5" draw:text-style-name="P5" draw:layer="layout" svg:width="7.62cm" svg:height="0.963cm" svg:x="0cm" svg:y="8.89cm">
          <draw:text-box>
            <text:p><text:span text:style-name="T4">ML frameworks &amp;&amp; </text:span><text:span text:style-name="T4">backend H/W (AI chip)</text:span></text:p>
          </draw:text-box>
        </draw:frame>
        <draw:frame draw:style-name="gr1" draw:text-style-name="P1" draw:layer="layout" svg:width="2.286cm" svg:height="1.274cm" svg:x="4.007cm" svg:y="5.863cm">
          <draw:image xlink:href="Pictures/100000000000056A0000030CD2CEFCE6F98716CD.jpg" xlink:type="simple" xlink:show="embed" xlink:actuate="onLoad">
            <text:p/>
          </draw:image>
        </draw:frame>
        <draw:frame draw:style-name="gr1" draw:text-style-name="P1" draw:layer="layout" svg:width="1.977cm" svg:height="0.468cm" svg:x="23.368cm" svg:y="7.66cm">
          <draw:image xlink:href="Pictures/10000201000004B00000011CFAC099542B65C2CE.png" xlink:type="simple" xlink:show="embed" xlink:actuate="onLoad">
            <text:p/>
          </draw:image>
        </draw:frame>
        <draw:frame draw:style-name="gr6" draw:text-style-name="P5" draw:layer="layout" svg:width="4.064cm" svg:height="0.607cm" svg:x="23.876cm" svg:y="8.181cm">
          <draw:text-box>
            <text:p><text:span text:style-name="T4">TinyMLaaS ecosystem?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19:17:31.678666294</meta:creation-date>
    <dc:date>2020-02-06T20:32:49.871792113</dc:date>
    <meta:editing-duration>PT10M55S</meta:editing-duration>
    <meta:editing-cycles>2</meta:editing-cycles>
    <meta:generator>LibreOffice/6.0.7.3$Linux_X86_64 LibreOffice_project/00m0$Build-3</meta:generator>
    <meta:document-statistic meta:object-count="38"/>
  </office:meta>
</office:document-meta>
</file>